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2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5pt" fo:letter-spacing="normal" fo:font-style="normal" fo:font-weight="normal" officeooo:rsid="00044f45" officeooo:paragraph-rsid="00044f45" style:font-size-asian="13.1000003814697pt" style:font-size-complex="15pt"/>
    </style:style>
    <style:style style:name="P3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fo:background-color="#fff200"/>
    </style:style>
    <style:style style:name="T1" style:family="text">
      <style:text-properties officeooo:rsid="0007643c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quisitos: <text:s text:c="2"/></text:p>
      <text:p text:style-name="P1"/>
      <text:list xml:id="list1258569711" text:style-name="L1">
        <text:list-item>
          <text:p text:style-name="P4">O desenvolvimento deve utilizar o framework Vuejs e o resultado final deve ser publicado no serviço Firebase Hosting;</text:p>
        </text:list-item>
        <text:list-item>
          <text:p text:style-name="P4">O desenvolvimento deve utilizar um framework CSS responsivo já adaptado ao Vuejs para a interface de apresentação;</text:p>
        </text:list-item>
        <text:list-item>
          <text:p text:style-name="P4">O desenvolvimento deve utilizar o sistema de autenticação oferecido pelo Firebase;</text:p>
        </text:list-item>
        <text:list-item>
          <text:p text:style-name="P3">O aplicativo deve oferecer uma rota para que o usuário se cadastre;</text:p>
        </text:list-item>
        <text:list-item>
          <text:p text:style-name="P3">O aplicativo deve solicitar autenticação do usuário para acesso a rotas internas do aplicativo, utilizando <text:s/>para negar o acesso caso o mesmo não esteja autenticado;</text:p>
        </text:list-item>
        <text:list-item>
          <text:p text:style-name="P3">Ao executar login os dados do usuário (nome e endereço) devem ser armazenados na store Vuex do aplicativo;</text:p>
        </text:list-item>
        <text:list-item>
          <text:p text:style-name="P3">O aplicativo deve conter uma rota para edição do perfil do usuário, onde ele deve informar o nome completo;</text:p>
        </text:list-item>
        <text:list-item>
          <text:p text:style-name="P3">O aplicativo deve conter uma rota para edição do endereço completo do usuário, que deve ser obtido a partir da digitação do CEP e os dados do endereço devem ser preenchidos automaticamente com o consumo de uma API;</text:p>
        </text:list-item>
        <text:list-item>
          <text:p text:style-name="P3">Os dados extras do usuário (nome completo e endereço) devem ficar armazenados no serviço Firebase Database e devem ser carregados no login do usuário para a store Vuex;</text:p>
        </text:list-item>
        <text:list-item>
          <text:p text:style-name="P3">O aplicativo deve oferecer uma opção para que o usuário finalize a sua sessão e retorne a rota de login;</text:p>
        </text:list-item>
        <text:list-item>
          <text:p text:style-name="P3">O aplicativo deve consumir a API Rest do GitHub e listar todos os repositórios de um usuário a partir da digitação do nome desse usuário em um campo da tela inicial do aplicativo;</text:p>
        </text:list-item>
        <text:list-item>
          <text:p text:style-name="P3">A listagem dos repositórios deve conter o nome do repositório, quantidade de estrelas e link para o mesmo;</text:p>
        </text:list-item>
        <text:list-item>
          <text:p text:style-name="P3">A PWA deve conter ícones, splash screen e a tela de login deve ser exibida ao usuário com um aviso caso o mesmo esteja offlin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2:50:27.788857804</meta:creation-date>
    <dc:date>2019-05-26T18:42:45.546467413</dc:date>
    <meta:editing-duration>PT3H48M51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1" meta:paragraph-count="14" meta:word-count="296" meta:character-count="1699" meta:non-whitespace-character-count="1426"/>
  </office:meta>
</office:document-meta>
</file>